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088a" officeooo:paragraph-rsid="001b088a"/>
    </style:style>
    <style:style style:name="P2" style:family="paragraph" style:parent-style-name="Standard">
      <style:text-properties officeooo:rsid="001d72cd" officeooo:paragraph-rsid="001d72cd"/>
    </style:style>
    <style:style style:name="P3" style:family="paragraph" style:parent-style-name="Standard" style:list-style-name="L1">
      <style:text-properties officeooo:rsid="001b088a" officeooo:paragraph-rsid="001b088a"/>
    </style:style>
    <style:style style:name="P4" style:family="paragraph" style:parent-style-name="Standard" style:list-style-name="L1">
      <style:text-properties officeooo:rsid="001b088a" officeooo:paragraph-rsid="001ba013"/>
    </style:style>
    <style:style style:name="T1" style:family="text">
      <style:text-properties officeooo:rsid="001ba0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T PARENTHOOD</text:p>
      <text:list text:style-name="L1">
        <text:list-item>
          <text:p text:style-name="P3">Electron – Python build to make it an app out of the web</text:p>
        </text:list-item>
      </text:list>
      <text:p text:style-name="P1"/>
      <text:p text:style-name="P1"><text:span text:style-name="T1">First Steps/Needs</text:span>:</text:p>
      <text:list text:continue-numbering="true" text:style-name="L1">
        <text:list-item>
          <text:p text:style-name="P4">Layout what the app will look like. </text:p>
          <text:list>
            <text:list-item>
              <text:p text:style-name="P4">Create a diagram or pages needed. </text:p>
            </text:list-item>
          </text:list>
        </text:list-item>
        <text:list-item>
          <text:p text:style-name="P3">Start with one thing.</text:p>
        </text:list-item>
        <text:list-item>
          <text:p text:style-name="P3">Need database of a specific plant with knowledge: schedules, instructions. Need to be able to store the tasks for each plants. – Need to decided on what tasks we want to list.</text:p>
        </text:list-item>
        <text:list-item>
          <text:p text:style-name="P3"/>
        </text:list-item>
      </text:list>
      <text:p text:style-name="P1">Go to app</text:p>
      <text:p text:style-name="P1">Add a Plant</text:p>
      <text:p text:style-name="P1">Specify Indoor Outdoor</text:p>
      <text:p text:style-name="P1">What do we need to do this week/next?</text:p>
      <text:p text:style-name="P1"/>
      <text:p text:style-name="P2">Ideas:</text:p>
      <text:p text:style-name="P1">Plant Selection</text:p>
      <text:p text:style-name="P1">Indoor or Outdoor</text:p>
      <text:p text:style-name="P1">Watering Schedule</text:p>
      <text:p text:style-name="P1">Light rotation</text:p>
      <text:p text:style-name="P1">Monthly Humidifying</text:p>
      <text:p text:style-name="P1">Leaf cleaning</text:p>
      <text:p text:style-name="P1">Repotting</text:p>
      <text:p text:style-name="P1">Fertilizing</text:p>
      <text:p text:style-name="P1">Propagation</text:p>
      <text:p text:style-name="P1">Daily care</text:p>
      <text:p text:style-name="P1">Pot planning</text:p>
      <text:p text:style-name="P1">Weather</text:p>
      <text:p text:style-name="P1">Dirt types</text:p>
      <text:p text:style-name="P1">Labeling plant types</text:p>
      <text:p text:style-name="P1">Equipment / Misc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7T11:50:15.164000000</meta:creation-date>
    <dc:date>2024-08-24T12:52:20.371000000</dc:date>
    <meta:editing-duration>PT3H49M35S</meta:editing-duration>
    <meta:editing-cycles>10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8" meta:word-count="117" meta:character-count="648" meta:non-whitespace-character-count="560"/>
  </office:meta>
</office:document-meta>
</file>